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stem-ui" svg:font-family="system-ui, apple-system, 'Segoe UI', Roboto, Ubuntu, Cantarell, 'Noto Sans', sans-serif, Arial"/>
  </office:font-face-decls>
  <office:automatic-styles>
    <style:style style:name="P1" style:family="paragraph" style:parent-style-name="Standard">
      <style:text-properties officeooo:rsid="0011af18" officeooo:paragraph-rsid="0011af18"/>
    </style:style>
    <style:style style:name="P2" style:family="paragraph" style:parent-style-name="Standard">
      <style:text-properties officeooo:rsid="0012a9ff" officeooo:paragraph-rsid="0012a9ff"/>
    </style:style>
    <style:style style:name="P3" style:family="paragraph" style:parent-style-name="Standard">
      <style:text-properties officeooo:rsid="0012a9ff" officeooo:paragraph-rsid="0013ce32"/>
    </style:style>
    <style:style style:name="P4" style:family="paragraph" style:parent-style-name="Standard">
      <style:text-properties officeooo:rsid="0013ce32" officeooo:paragraph-rsid="0013ce32"/>
    </style:style>
    <style:style style:name="P5" style:family="paragraph" style:parent-style-name="Standard">
      <style:paragraph-properties fo:text-align="center" style:justify-single-word="false"/>
      <style:text-properties fo:font-size="16pt" fo:font-weight="bold" officeooo:rsid="0011af18" officeooo:paragraph-rsid="0011af18" style:font-size-asian="16pt" style:font-weight-asian="bold" style:font-size-complex="16pt" style:font-weight-complex="bold"/>
    </style:style>
    <style:style style:name="P6" style:family="paragraph" style:parent-style-name="Text_20_body">
      <loext:graphic-properties draw:fill-gradient-name="gradient" draw:fill-hatch-name="hatch"/>
      <style:paragraph-properties fo:margin-left="1cm" fo:margin-right="0cm" fo:line-height="100%" fo:text-indent="0cm" style:auto-text-indent="false"/>
      <style:text-properties fo:font-variant="normal" fo:text-transform="none" fo:color="#000000" loext:opacity="100%" style:font-name="Carlito" fo:font-size="12pt" fo:letter-spacing="normal" fo:font-style="italic" fo:font-weight="normal" officeooo:rsid="0011af18" officeooo:paragraph-rsid="0011af18" style:font-style-asian="italic" style:font-style-complex="italic"/>
    </style:style>
    <style:style style:name="P7" style:family="paragraph" style:parent-style-name="Text_20_body">
      <loext:graphic-properties draw:fill-gradient-name="gradient" draw:fill-hatch-name="hatch"/>
      <style:paragraph-properties fo:margin-left="1cm" fo:margin-right="0cm" fo:line-height="100%" fo:orphans="2" fo:widows="2" fo:text-indent="0cm" style:auto-text-indent="false"/>
      <style:text-properties fo:font-variant="normal" fo:text-transform="none" fo:color="#000000" loext:opacity="100%" style:font-name="Carlito" fo:font-size="12pt" fo:letter-spacing="normal" fo:font-style="italic" fo:font-weight="normal" style:font-style-asian="italic" style:font-style-complex="italic"/>
    </style:style>
    <style:style style:name="P8" style:family="paragraph" style:parent-style-name="Text_20_body">
      <loext:graphic-properties draw:fill-gradient-name="gradient" draw:fill-hatch-name="hatch"/>
      <style:paragraph-properties fo:margin-left="1cm" fo:margin-right="0cm" fo:text-indent="0cm" style:auto-text-indent="false"/>
      <style:text-properties officeooo:paragraph-rsid="0011af18"/>
    </style:style>
    <style:style style:name="T1" style:family="text">
      <style:text-properties officeooo:rsid="0012a9ff"/>
    </style:style>
    <style:style style:name="T2" style:family="text">
      <style:text-properties fo:font-weight="bold"/>
    </style:style>
    <style:style style:name="T3" style:family="text">
      <style:text-properties fo:font-variant="normal" fo:text-transform="none" fo:color="#000000" loext:opacity="100%" style:font-name="Carlito" fo:font-size="14pt" fo:letter-spacing="normal" fo:font-style="italic" fo:font-weight="bold" officeooo:rsid="0011af18" style:font-size-asian="14pt" style:font-style-asian="italic" style:font-size-complex="14pt" style:font-style-complex="italic"/>
    </style:style>
    <style:style style:name="T4" style:family="text">
      <style:text-properties fo:font-variant="normal" fo:text-transform="none" fo:color="#000000" loext:opacity="100%" style:font-name="Carlito" fo:font-size="14pt" fo:letter-spacing="normal" fo:font-style="italic" fo:font-weight="normal" style:font-size-asian="14pt" style:font-style-asian="italic" style:font-size-complex="14pt" style:font-style-complex="italic"/>
    </style:style>
    <style:style style:name="T5" style:family="text">
      <style:text-properties fo:font-variant="normal" fo:text-transform="none" fo:color="#000000" loext:opacity="100%" style:font-name="Carlito" fo:font-size="14pt" fo:letter-spacing="normal" fo:font-style="italic" fo:font-weight="normal" officeooo:rsid="0011af18" style:font-size-asian="14pt" style:font-style-asian="italic" style:font-size-complex="14pt" style:font-style-complex="italic"/>
    </style:style>
    <style:style style:name="T6" style:family="text">
      <style:text-properties fo:font-variant="normal" fo:text-transform="none" fo:color="#000000" loext:opacity="100%" style:font-name="Carlito" fo:font-size="14pt" fo:letter-spacing="normal" fo:font-style="italic" fo:font-weight="normal" officeooo:rsid="0013ce32" style:font-size-asian="14pt" style:font-style-asian="italic" style:font-size-complex="14pt" style:font-style-complex="italic"/>
    </style:style>
    <style:style style:name="T7" style:family="text">
      <style:text-properties officeooo:rsid="0013ce32"/>
    </style:style>
    <style:style style:name="T8" style:family="text">
      <style:text-properties officeooo:rsid="00147a0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t Magnet Good Friday</text:p>
      <text:p text:style-name="P1"/>
      <text:p text:style-name="P1">Call to Worship <text:span text:style-name="T1">(1 Cor 15:1-3)</text:span></text:p>
      <text:p text:style-name="P8"><text:span text:style-name="T5">Now, brothers and sisters, I want to remind you of the gospel </text:span><text:span text:style-name="T6">I</text:span><text:span text:style-name="T5"> preached to you, which you received and on which you have taken your stand.</text:span><text:span text:style-name="T3"> </text:span><text:span text:style-name="T5">By this gospel you are saved, if you hold firmly to the word I preached to you. Otherwise, you have believed in vain. </text:span><text:span text:style-name="T4">For what I received I passed on to you as of first importance: that Christ died for our sins according to the Scriptures, ...</text:span></text:p>
      <text:p text:style-name="P1"/>
      <text:p text:style-name="P2">Let us pray</text:p>
      <text:p text:style-name="P3">Heavenly Father we have gathered on this special day to remember what it cost to secure our salvation. </text:p>
      <text:p text:style-name="P3">Firstly, we confess that we are sinners in need of salvation, that Christ died for OUR sins.</text:p>
      <text:p text:style-name="P3"><text:span text:style-name="T7">Second, we acknowledge that You sent Jesus to take our place, so that we are free, and have escaped the judgement that was due to us.</text:span></text:p>
      <text:p text:style-name="P3"/>
      <text:p text:style-name="P3">But then we thank You that His death was “according to the Scriptures.” It was planned from before the foundation of the world and foretold in what we now call the Old Testament. </text:p>
      <text:p text:style-name="P2"/>
      <text:p text:style-name="P2">We thank You that You have fulfilled your promise to Adam and Eve that one would come to crush the head of the serpent who tempted <text:span text:style-name="T7">t</text:span>hem to sin in the first place.</text:p>
      <text:p text:style-name="P2"/>
      <text:p text:style-name="P4">Therefore we commit this time to You and ask that by Your Holy Spirit You would enable us to see clearly that we have been freed from the guilt, the penalty, and the power of our sinful past. Help us, we pray to honour You and lift up the Name of Jesus, and to avoid being stuck with the hopelessness of Friday, even Good Friday, but rather, to look forward to the Good News of Easter Sunday as well. In Jesus Name we pray, Amen.</text:p>
      <text:p text:style-name="P2"/>
      <text:p text:style-name="P1">Benediction <text:span text:style-name="T8">(1 Cor 15:57-58)</text:span></text:p>
      <text:p text:style-name="P1"/>
      <text:p text:style-name="P6"><text:span text:style-name="T8">T</text:span>hanks be to God! He gives us the victory through our Lord Jesus Christ.</text:p>
      <text:p text:style-name="P7">Therefore, my dear brothers and sisters, stand firm. Let nothing move you. Always give yourselves fully to the work of the Lord, because you know that your labor in the Lord is not in vain.</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stem-ui" svg:font-family="system-ui, apple-system, 'Segoe UI', Roboto, Ubuntu, Cantarell, 'Noto Sans', sans-serif, Aria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3T20:31:36.837177713</meta:creation-date>
    <dc:date>2024-03-23T21:01:38.847914052</dc:date>
    <meta:editing-duration>PT9M41S</meta:editing-duration>
    <meta:editing-cycles>3</meta:editing-cycles>
    <meta:generator>LibreOffice/7.3.7.2$Linux_X86_64 LibreOffice_project/30$Build-2</meta:generator>
    <meta:document-statistic meta:table-count="0" meta:image-count="0" meta:object-count="0" meta:page-count="1" meta:paragraph-count="13" meta:word-count="352" meta:character-count="1832" meta:non-whitespace-character-count="1491"/>
  </office:meta>
</office:document-meta>
</file>